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6.042cm"/>
      <style:paragraph-properties style:writing-mode="lr-tb"/>
    </style:style>
    <style:style style:name="gr2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6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96cm" fo:min-width="5.18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5cm" fo:min-width="7.25cm"/>
      <style:paragraph-properties style:writing-mode="lr-tb"/>
    </style:style>
    <style:style style:name="gr7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9.25cm" svg:height="2.5cm" svg:x="9.25cm" svg:y="2.75cm">
          <text:p text:style-name="P1">INICIALIZAR</text:p>
          <text:p text:style-name="P1">(tópico 1.4.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875cm" svg:y1="5.75cm" svg:x2="13.875cm" svg:y2="7.25cm">
          <text:p/>
        </draw:line>
        <draw:custom-shape draw:style-name="gr3" draw:text-style-name="P1" draw:layer="layout" svg:width="6.5cm" svg:height="2cm" svg:x="10.625cm" svg:y="7.75cm">
          <text:p text:style-name="P1">LOGIN</text:p>
          <text:p text:style-name="P1">(tópico 1.4.2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75cm" svg:height="2.75cm" svg:x="10.5cm" svg:y="12cm">
          <text:p text:style-name="P1">INICIA TRANSAÇÃO</text:p>
          <text:p text:style-name="P1">(tópico 1.6.1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875cm" svg:y1="10.25cm" svg:x2="13.875cm" svg:y2="11.75cm">
          <text:p/>
        </draw:line>
        <draw:custom-shape draw:style-name="gr5" draw:text-style-name="P1" draw:layer="layout" svg:width="8.037cm" svg:height="2.75cm" svg:x="9.857cm" svg:y="23.75cm">
          <text:p text:style-name="P1">TRANSAÇÃO FINALIZ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7.75cm" svg:height="3.75cm" svg:x="10cm" svg:y="17.25cm">
          <text:p text:style-name="P1">AGUARDA RESPOSTA</text:p>
          <text:p text:style-name="P1">(nesse momento o Open-Tef utilizará as funções do PDV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875cm" svg:y1="21.5cm" svg:x2="13.875cm" svg:y2="23.25cm">
          <text:p/>
        </draw:line>
        <draw:line draw:style-name="gr7" draw:text-style-name="P2" draw:layer="layout" svg:x1="14cm" svg:y1="15.25cm" svg:x2="14cm" svg:y2="16.75cm">
          <text:p/>
        </draw:line>
        <draw:frame draw:style-name="gr8" draw:text-style-name="P3" draw:layer="layout" svg:width="4cm" svg:height="1.173cm" svg:x="14.5cm" svg:y="15.577cm">
          <draw:text-box>
            <text:p>LOOP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3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2T15:57:44.122000000</meta:creation-date>
    <dc:date>2022-08-22T17:06:35.534000000</dc:date>
    <meta:editing-duration>PT35M26S</meta:editing-duration>
    <meta:editing-cycles>59</meta:editing-cycles>
    <meta:generator>LibreOffice/7.3.2.2$Windows_X86_64 LibreOffice_project/49f2b1bff42cfccbd8f788c8dc32c1c309559be0</meta:generator>
    <meta:document-statistic meta:object-count="10"/>
  </office:meta>
</office:document-meta>
</file>